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EntityImpl.getPortletApplication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EntityImpl.getPreferenc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EntityImpl.getPortletWindow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EntityImpl.getCopletInstanc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EntityImpl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rtletEntityImpl.getPortl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EntityImpl.getDescription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EntityImpl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rtletEntity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EntityImpl.setPortletDefinition( PortletDefinition portlet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rtletEntityImpl.PortletEntityImpl( PortletApplicationEntity pae , CopletInstanceData cid , PortletDefinition pd , Portal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letEntityImpl.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